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b01" officeooo:paragraph-rsid="00071b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3:41:53.053592867</meta:creation-date>
    <meta:generator>LibreOffice/7.6.4.1$Linux_X86_64 LibreOffice_project/60$Build-1</meta:generator>
    <dc:date>2024-01-28T11:58:21.775748021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</office:meta>
</office:document-meta>
</file>